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7DB600003B88000027B07BC669686AA4AC9E.svg" manifest:media-type="image/svg+xml"/>
  <manifest:file-entry manifest:full-path="Pictures/1000020100000240000001801CDD6A2AB010283C.png" manifest:media-type="image/png"/>
  <manifest:file-entry manifest:full-path="Pictures/100091C800003B88000027B0895C6FD5EBB57151.svg" manifest:media-type="image/svg+xml"/>
  <manifest:file-entry manifest:full-path="Pictures/100002010000024100000181442E0ADAD83B0E4E.png" manifest:media-type="image/png"/>
  <manifest:file-entry manifest:full-path="Pictures/100002010000024000000180ACE2ED3743F947D1.png" manifest:media-type="image/png"/>
  <manifest:file-entry manifest:full-path="Pictures/101BC07900003BA2000027CA918270F0179AA2F0.svg" manifest:media-type="image/svg+xml"/>
  <manifest:file-entry manifest:full-path="Pictures/100002010000024100000181BC35731AEA340FBD.png" manifest:media-type="image/png"/>
  <manifest:file-entry manifest:full-path="Pictures/100C1D9800003BA2000027CA9A68E9570B400F15.svg" manifest:media-type="image/svg+xml"/>
  <manifest:file-entry manifest:full-path="Pictures/1000020100000241000001812D76FBA298360223.png" manifest:media-type="image/png"/>
  <manifest:file-entry manifest:full-path="Pictures/100002010000024100000181ED201F8D6267FBDA.png" manifest:media-type="image/png"/>
  <manifest:file-entry manifest:full-path="Pictures/1004876500003BA2000027CAD1556FA4F22EEA9E.svg" manifest:media-type="image/svg+xml"/>
  <manifest:file-entry manifest:full-path="Pictures/1008D82B00003BA2000027CA5325C2A6A534E0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043cm" svg:height="11.371cm" svg:x="5.309cm" svg:y="1.583cm">
          <draw:image xlink:href="Pictures/1004876500003BA2000027CAD1556FA4F22EEA9E.svg" xlink:type="simple" xlink:show="embed" xlink:actuate="onLoad">
            <text:p/>
          </draw:image>
          <draw:image xlink:href="Pictures/100002010000024100000181BC35731AEA340FBD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8.459cm" svg:height="12.316cm" svg:x="4.439cm" svg:y="1.844cm">
          <draw:image xlink:href="Pictures/1008D82B00003BA2000027CA5325C2A6A534E0B5.svg" xlink:type="simple" xlink:show="embed" xlink:actuate="onLoad">
            <text:p/>
          </draw:image>
          <draw:image xlink:href="Pictures/1000020100000241000001812D76FBA298360223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3" draw:layer="layout" svg:width="17.754cm" svg:height="11.846cm" svg:x="5.045cm" svg:y="1.747cm">
          <draw:image xlink:href="Pictures/100C1D9800003BA2000027CA9A68E9570B400F15.svg" xlink:type="simple" xlink:show="embed" xlink:actuate="onLoad">
            <text:p/>
          </draw:image>
          <draw:image xlink:href="Pictures/100002010000024100000181ED201F8D6267FBDA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9.286cm" svg:height="12.868cm" svg:x="2.54cm" svg:y="1.27cm">
          <draw:image xlink:href="Pictures/101BC07900003BA2000027CA918270F0179AA2F0.svg" xlink:type="simple" xlink:show="embed" xlink:actuate="onLoad">
            <text:p/>
          </draw:image>
          <draw:image xlink:href="Pictures/100002010000024100000181442E0ADAD83B0E4E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3.716cm" svg:height="9.144cm" svg:x="0.762cm" svg:y="3.302cm">
          <draw:image xlink:href="Pictures/100091C800003B88000027B0895C6FD5EBB57151.svg" xlink:type="simple" xlink:show="embed" xlink:actuate="onLoad">
            <text:p/>
          </draw:image>
          <draw:image xlink:href="Pictures/1000020100000240000001801CDD6A2AB010283C.png" xlink:type="simple" xlink:show="embed" xlink:actuate="onLoad"/>
        </draw:frame>
        <draw:frame draw:style-name="gr1" draw:text-style-name="P1" draw:layer="layout" svg:width="13.716cm" svg:height="9.144cm" svg:x="13.462cm" svg:y="3.302cm">
          <draw:image xlink:href="Pictures/10007DB600003B88000027B07BC669686AA4AC9E.svg" xlink:type="simple" xlink:show="embed" xlink:actuate="onLoad">
            <text:p/>
          </draw:image>
          <draw:image xlink:href="Pictures/100002010000024000000180ACE2ED3743F947D1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4T15:12:44.851412604</meta:creation-date>
    <dc:date>2021-02-04T15:31:40.321736979</dc:date>
    <meta:editing-duration>PT7M28S</meta:editing-duration>
    <meta:editing-cycles>2</meta:editing-cycles>
    <meta:generator>LibreOffice/6.0.7.3$Linux_X86_64 LibreOffice_project/00m0$Build-3</meta:generator>
    <meta:document-statistic meta:object-count="37"/>
  </office:meta>
</office:document-meta>
</file>